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officeooo:rsid="00e14127"/>
    </style:style>
    <style:style style:name="T4" style:family="text">
      <style:text-properties officeooo:rsid="00e189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mai :</text:span> </text:p>
      <text:p text:style-name="P3"/>
      <text:p text:style-name="P4">9h26-<text:span text:style-name="T3">12h2</text:span><text:span text:style-name="T4">4</text:span></text:p>
      <text:p text:style-name="P4"/>
      <text:p text:style-name="P5">13h2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1T13:29:07.118125344</dc:date>
    <meta:editing-duration>P1DT4H41M54S</meta:editing-duration>
    <meta:editing-cycles>15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7" meta:character-count="35" meta:non-whitespace-character-count="31"/>
  </office:meta>
</office:document-meta>
</file>